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621cm" fo:margin-left="0cm" fo:margin-top="0cm" fo:margin-bottom="0cm" table:align="left" style:writing-mode="lr-tb"/>
    </style:style>
    <style:style style:name="Table1.A" style:family="table-column">
      <style:table-column-properties style:column-width="3.683cm"/>
    </style:style>
    <style:style style:name="Table1.B" style:family="table-column">
      <style:table-column-properties style:column-width="11.936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6.51cm" style:rel-width="100%" fo:margin-top="0cm" fo:margin-bottom="0cm" table:align="center" style:writing-mode="lr-tb"/>
    </style:style>
    <style:style style:name="Table2.A" style:family="table-column">
      <style:table-column-properties style:column-width="2.838cm" style:rel-column-width="11265*"/>
    </style:style>
    <style:style style:name="Table2.B" style:family="table-column">
      <style:table-column-properties style:column-width="4.706cm" style:rel-column-width="18677*"/>
    </style:style>
    <style:style style:name="Table2.C" style:family="table-column">
      <style:table-column-properties style:column-width="5.225cm" style:rel-column-width="20742*"/>
    </style:style>
    <style:style style:name="Table2.D" style:family="table-column">
      <style:table-column-properties style:column-width="3.741cm" style:rel-column-width="14848*"/>
    </style:style>
    <style:style style:name="Table2.1" style:family="table-row">
      <style:table-row-properties fo:keep-together="auto"/>
    </style:style>
    <style:style style:name="Table2.A1" style:family="table-cell">
      <style:table-cell-properties fo:background-color="#6699cc" fo:padding-left="0.265cm" fo:padding-right="0.132cm" fo:padding-top="0.053cm" fo:padding-bottom="0.026cm" fo:border="2.25pt outset #000000">
        <style:background-image/>
      </style:table-cell-properties>
    </style:style>
    <style:style style:name="Table2.A2" style:family="table-cell">
      <style:table-cell-properties fo:padding-left="0.132cm" fo:padding-right="0.529cm" fo:padding-top="0.132cm" fo:padding-bottom="0.132cm" fo:border="2.25pt outset #000000"/>
    </style:style>
    <style:style style:name="Table2.B2" style:family="table-cell">
      <style:table-cell-properties fo:padding-left="0.132cm" fo:padding-right="0.529cm" fo:padding-top="0.132cm" fo:padding-bottom="0.132cm" fo:border="2.25pt outset #000000"/>
    </style:style>
    <style:style style:name="Table2.C2" style:family="table-cell">
      <style:table-cell-properties fo:padding-left="0.132cm" fo:padding-right="0.529cm" fo:padding-top="0.132cm" fo:padding-bottom="0.132cm" fo:border="2.25pt outset #000000"/>
    </style:style>
    <style:style style:name="Table2.D2" style:family="table-cell">
      <style:table-cell-properties fo:padding-left="0.132cm" fo:padding-right="0.529cm" fo:padding-top="0.132cm" fo:padding-bottom="0.132cm" fo:border="2.25pt outset #000000"/>
    </style:style>
    <style:style style:name="Table2.3" style:family="table-row">
      <style:table-row-properties style:min-row-height="4.45cm" fo:keep-together="auto"/>
    </style:style>
    <style:style style:name="Table2.A3" style:family="table-cell">
      <style:table-cell-properties fo:padding-left="0.132cm" fo:padding-right="0.529cm" fo:padding-top="0.132cm" fo:padding-bottom="0.132cm" fo:border="2.25pt outset #000000"/>
    </style:style>
    <style:style style:name="Table2.B3" style:family="table-cell">
      <style:table-cell-properties fo:padding-left="0.132cm" fo:padding-right="0.529cm" fo:padding-top="0.132cm" fo:padding-bottom="0.132cm" fo:border="2.25pt outset #000000"/>
    </style:style>
    <style:style style:name="Table2.C3" style:family="table-cell">
      <style:table-cell-properties fo:padding-left="0.132cm" fo:padding-right="0.529cm" fo:padding-top="0.132cm" fo:padding-bottom="0.132cm" fo:border="2.25pt outset #000000"/>
    </style:style>
    <style:style style:name="Table2.D3" style:family="table-cell">
      <style:table-cell-properties fo:padding-left="0.132cm" fo:padding-right="0.529cm" fo:padding-top="0.132cm" fo:padding-bottom="0.132cm" fo:border="2.25pt outset #000000"/>
    </style:style>
    <style:style style:name="Table2.4" style:family="table-row">
      <style:table-row-properties style:min-row-height="0.926cm" fo:keep-together="auto"/>
    </style:style>
    <style:style style:name="Table2.A4" style:family="table-cell">
      <style:table-cell-properties fo:background-color="#6699cc" fo:padding-left="0.132cm" fo:padding-right="0.529cm" fo:padding-top="0.132cm" fo:padding-bottom="0.132cm" fo:border="2.25pt outset #000000">
        <style:background-image/>
      </style:table-cell-properties>
    </style:style>
    <style:style style:name="Table2.5" style:family="table-row">
      <style:table-row-properties style:min-row-height="2.307cm" fo:keep-together="auto"/>
    </style:style>
    <style:style style:name="Table2.A5" style:family="table-cell">
      <style:table-cell-properties fo:padding-left="0.132cm" fo:padding-right="0.529cm" fo:padding-top="0.132cm" fo:padding-bottom="0.132cm" fo:border="2.25pt outset #000000"/>
    </style:style>
    <style:style style:name="Table2.B5" style:family="table-cell">
      <style:table-cell-properties fo:padding-left="0.132cm" fo:padding-right="0.529cm" fo:padding-top="0.132cm" fo:padding-bottom="0.132cm" fo:border="2.25pt outset #000000"/>
    </style:style>
    <style:style style:name="Table2.C5" style:family="table-cell">
      <style:table-cell-properties fo:padding-left="0.132cm" fo:padding-right="0.529cm" fo:padding-top="0.132cm" fo:padding-bottom="0.132cm" fo:border="2.25pt outset #000000"/>
    </style:style>
    <style:style style:name="Table2.D5" style:family="table-cell">
      <style:table-cell-properties fo:padding-left="0.132cm" fo:padding-right="0.529cm" fo:padding-top="0.132cm" fo:padding-bottom="0.132cm" fo:border="2.25pt outset #000000"/>
    </style:style>
    <style:style style:name="Table3" style:family="table">
      <style:table-properties style:width="16.178cm" style:rel-width="98%" fo:margin-top="0cm" fo:margin-bottom="0cm" table:align="center" style:writing-mode="lr-tb"/>
    </style:style>
    <style:style style:name="Table3.A" style:family="table-column">
      <style:table-column-properties style:column-width="16.178cm" style:rel-column-width="65535*"/>
    </style:style>
    <style:style style:name="Table3.1" style:family="table-row">
      <style:table-row-properties fo:keep-together="auto"/>
    </style:style>
    <style:style style:name="Table3.A1" style:family="table-cell">
      <style:table-cell-properties fo:padding-left="0.132cm" fo:padding-right="0.529cm" fo:padding-top="0.132cm" fo:padding-bottom="0.132cm" fo:border="2.25pt outset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weight="bold" style:font-weight-asian="bold" style:font-name-complex="Arial1"/>
    </style:style>
    <style:style style:name="P3" style:family="paragraph" style:parent-style-name="Standard">
      <style:text-properties style:font-name="Arial" style:font-name-complex="Arial1"/>
    </style:style>
    <style:style style:name="P4" style:family="paragraph" style:parent-style-name="Standard">
      <style:text-properties style:font-name="Arial" fo:font-size="10pt" style:font-size-asian="10pt" style:font-name-complex="Arial1" style:font-size-complex="10pt"/>
    </style:style>
    <style:style style:name="P5" style:family="paragraph" style:parent-style-name="Standard">
      <style:text-properties style:font-name="Arial" fo:font-size="10pt" fo:language="en" fo:country="CA" style:font-size-asian="10pt" style:font-name-complex="Arial1" style:font-size-complex="10pt"/>
    </style:style>
    <style:style style:name="P6" style:family="paragraph" style:parent-style-name="Standard">
      <style:text-properties style:font-name="Arial" fo:language="en" fo:country="CA" style:font-name-complex="Arial1"/>
    </style:style>
    <style:style style:name="P7" style:family="paragraph" style:parent-style-name="Standard" style:list-style-name="WWNum2"/>
    <style:style style:name="P8" style:family="paragraph" style:parent-style-name="Standard">
      <style:paragraph-properties fo:break-before="page"/>
    </style:style>
    <style:style style:name="P9" style:family="paragraph" style:parent-style-name="Standard" style:list-style-name="WWNum3">
      <style:paragraph-properties fo:margin-left="4.572cm" fo:margin-right="0cm" fo:margin-top="0cm" fo:margin-bottom="0cm" loext:contextual-spacing="false" fo:line-height="100%" fo:text-indent="-0.635cm" style:auto-text-indent="false">
        <style:tab-stops/>
      </style:paragraph-properties>
    </style:style>
    <style:style style:name="P10" style:family="paragraph" style:parent-style-name="Standard">
      <style:paragraph-properties fo:margin-left="2.667cm" fo:margin-right="0cm" fo:margin-top="0cm" fo:margin-bottom="0cm" loext:contextual-spacing="false" fo:line-height="100%" fo:text-indent="-2.667cm" style:auto-text-indent="false"/>
    </style:style>
    <style:style style:name="P11" style:family="paragraph" style:parent-style-name="Standard">
      <style:paragraph-properties fo:margin-top="0cm" fo:margin-bottom="0cm" loext:contextual-spacing="false" fo:line-height="100%"/>
      <style:text-properties style:language-asian="en" style:country-asian="CA"/>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ext-properties style:font-name="Arial" fo:font-size="10pt" fo:language="en" fo:country="CA" style:font-size-asian="10pt" style:font-name-complex="Arial1" style:font-size-complex="10pt"/>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Normal_20__28_Web_29_">
      <style:paragraph-properties fo:margin-top="0cm" fo:margin-bottom="0cm" loext:contextual-spacing="false"/>
    </style:style>
    <style:style style:name="P16" style:family="paragraph" style:parent-style-name="Normal_20__28_Web_29_">
      <style:paragraph-properties fo:margin-top="0cm" fo:margin-bottom="0cm" loext:contextual-spacing="false">
        <style:tab-stops>
          <style:tab-stop style:position="7.389cm"/>
        </style:tab-stops>
      </style:paragraph-properties>
    </style:style>
    <style:style style:name="T1" style:family="text">
      <style:text-properties style:font-name="Arial" fo:font-weight="bold" style:font-weight-asian="bold" style:font-name-complex="Arial1"/>
    </style:style>
    <style:style style:name="T2" style:family="text">
      <style:text-properties style:font-name="Arial" fo:font-size="10pt" style:font-size-asian="10pt" style:font-name-complex="Arial1" style:font-size-complex="10pt"/>
    </style:style>
    <style:style style:name="T3" style:family="text">
      <style:text-properties style:font-name="Arial" fo:font-size="10pt" fo:font-style="italic" style:font-size-asian="10pt" style:font-style-asian="italic" style:font-name-complex="Arial1" style:font-size-complex="10pt"/>
    </style:style>
    <style:style style:name="T4" style:family="text">
      <style:text-properties style:font-name="Arial" fo:font-size="10pt" fo:font-style="italic" style:font-size-asian="10pt" style:font-style-asian="italic" style:font-name-complex="Arial1" style:font-size-complex="10pt" style:font-style-complex="italic"/>
    </style:style>
    <style:style style:name="T5" style:family="text">
      <style:text-properties style:font-name="Arial" fo:font-size="10pt" fo:language="en" fo:country="CA" style:font-size-asian="10pt" style:font-name-complex="Arial1" style:font-size-complex="10pt"/>
    </style:style>
    <style:style style:name="T6" style:family="text">
      <style:text-properties style:font-name="Arial" fo:font-size="10pt" fo:language="en" fo:country="CA" style:font-size-asian="10pt" style:language-asian="en" style:country-asian="CA" style:font-name-complex="Arial1" style:font-size-complex="10pt"/>
    </style:style>
    <style:style style:name="T7" style:family="text">
      <style:text-properties style:font-name="Arial" fo:font-size="10pt" fo:language="en" fo:country="CA" fo:font-weight="bold" style:font-size-asian="10pt" style:font-weight-asian="bold" style:font-name-complex="Arial1" style:font-size-complex="10pt"/>
    </style:style>
    <style:style style:name="T8" style:family="text">
      <style:text-properties style:font-name="Arial" fo:font-size="10pt" fo:language="en" fo:country="CA" fo:font-weight="bold" style:font-size-asian="10pt" style:language-asian="en" style:country-asian="CA" style:font-weight-asian="bold" style:font-name-complex="Arial1" style:font-size-complex="10pt"/>
    </style:style>
    <style:style style:name="T9" style:family="text">
      <style:text-properties style:font-name="Arial" fo:font-size="10pt" fo:language="en" fo:country="CA" fo:font-style="italic" style:font-size-asian="10pt" style:font-style-asian="italic" style:font-name-complex="Arial1" style:font-size-complex="10pt"/>
    </style:style>
    <style:style style:name="T10" style:family="text">
      <style:text-properties style:font-name="Arial" fo:font-size="10pt" fo:font-weight="bold" style:font-size-asian="10pt" style:font-weight-asian="bold" style:font-name-complex="Arial1" style:font-size-complex="10pt"/>
    </style:style>
    <style:style style:name="T11" style:family="text">
      <style:text-properties style:font-name="Arial" style:font-name-complex="Arial1"/>
    </style:style>
    <style:style style:name="T12" style:family="text">
      <style:text-properties style:font-name="Arial" fo:language="en" fo:country="CA" fo:font-weight="bold" style:font-weight-asian="bold" style:font-name-complex="Arial1"/>
    </style:style>
    <style:style style:name="T13" style:family="text">
      <style:text-properties fo:color="#333333" style:font-name="Arial" fo:font-size="9pt" fo:font-weight="bold" style:font-size-asian="9pt" style:font-weight-asian="bold" style:font-name-complex="Arial1" style:font-size-complex="9pt"/>
    </style:style>
    <style:style style:name="T14" style:family="text">
      <style:text-properties fo:color="#333333" style:font-name="Arial" fo:font-size="9pt" style:font-size-asian="9pt" style:font-name-complex="Arial1" style:font-size-complex="9pt"/>
    </style:style>
    <style:style style:name="T1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ssignment 1 (45%)</text:span></text:p>
      <text:p text:style-name="P1"><text:span text:style-name="T1">Group Presentation</text:span></text:p>
      <text:p text:style-name="P2"/>
      <text:p text:style-name="P2"/>
      <text:p text:style-name="Standard"><text:span text:style-name="T1">Overview</text:span></text:p>
      <text:p text:style-name="Standard"><text:span text:style-name="T2">For this assignment, you are expected to work in a group to present a topic selected by the group that is relevant to BEC930; </text:span><text:span text:style-name="T3">and</text:span><text:span text:style-name="T2"> to help facilitate a discussion based on the group’s presentation. 40% of the mark is assigned to the group as a whole, based on the quality of both the presentation and the facilitation. Each individual will also receive up to 5% for their own participation in the discussions of the other presentations.</text:span></text:p>
      <text:p text:style-name="P3"/>
      <text:p text:style-name="Standard"><text:span text:style-name="T1">Group Formation</text:span></text:p>
      <text:p text:style-name="Standard"><text:span text:style-name="T2">Your instructor will assign you to a group of 3 or 4 individuals, depending on the number of participants in the subject. The groups will be formed around Week 3 to give you the opportunity to get to know at least a little about each other. If you have worked with someone in a previous group and you wish to work with them again, that's great - just let your instructor know. </text:span></text:p>
      <text:p text:style-name="P4"/>
      <text:p text:style-name="Standard"><text:span text:style-name="T2">Once a group is formed, you will have an online "Group Page" in which to work. You will have your own discussion board and email, and you will also be able to electronically exchange files. Access to your page is restricted to the group members and to your instructor. The other learners cannot access your group.</text:span></text:p>
      <text:p text:style-name="P3"/>
      <text:p text:style-name="Standard"><text:span text:style-name="T1">Suggested Presentation Topics &amp; Logistics</text:span></text:p>
      <text:p text:style-name="Standard"><text:span text:style-name="T2">Your first task is to collectively decide on a topic and claim it by posting one message per group in the “Group Presentation Posting/Feedback” Discussion Board forum. Then you will have to decide how you will work as a group to complete this assignment. Below is a list of suggested topics:</text:span></text:p>
      <text:list xml:id="list2516152058" text:style-name="WWNum2">
        <text:list-item>
          <text:p text:style-name="P7"><text:span text:style-name="T2">Confidence in Groups</text:span></text:p>
        </text:list-item>
        <text:list-item>
          <text:p text:style-name="P7"><text:span text:style-name="T2">Motivation in Groups</text:span></text:p>
        </text:list-item>
        <text:list-item>
          <text:p text:style-name="P7"><text:span text:style-name="T2">Conflict Management in small groups</text:span></text:p>
        </text:list-item>
        <text:list-item>
          <text:p text:style-name="P7"><text:span text:style-name="T2">Creativity and Controversy in groups</text:span></text:p>
        </text:list-item>
        <text:list-item>
          <text:p text:style-name="P7"><text:span text:style-name="T2">Team Development</text:span></text:p>
        </text:list-item>
        <text:list-item>
          <text:p text:style-name="P7"><text:span text:style-name="T2">Relating to others in small groups</text:span></text:p>
        </text:list-item>
        <text:list-item>
          <text:p text:style-name="P7"><text:span text:style-name="T2">Problem solving techniques</text:span></text:p>
        </text:list-item>
        <text:list-item>
          <text:p text:style-name="P7"><text:span text:style-name="T2">Leadership</text:span></text:p>
        </text:list-item>
      </text:list>
      <text:p text:style-name="P4"/>
      <text:p text:style-name="Standard"><text:span text:style-name="T2">You will be required to share ideas and experiences and gather information on the topic. </text:span></text:p>
      <text:p text:style-name="Standard"><text:span text:style-name="T2">Imagine you are conducting a two-hour lesson in class. What content will you present? What activities will you use for class discussion? If you can use a case study to illustrate your topic, please do so - this is highly recommended.</text:span></text:p>
      <text:p text:style-name="Standard"><text:span text:style-name="T2">You may choose whatever format you wish for this presentation, i.e. PowerPoint or Word. Just be sure to follow the General Instructions below to ensure that all your fellow learners can access your presentation. </text:span></text:p>
      <text:p text:style-name="Standard"><text:span text:style-name="T2">Once your group’s presentation is posted, the rest of the class will have a week to comment and ask questions. This discussion will be facilitated by members of the presentation group.</text:span></text:p>
      <text:p text:style-name="Standard"/>
      <text:p text:style-name="P8"><text:span text:style-name="T12">General Instructions</text:span></text:p>
      <text:p text:style-name="Standard"><text:span text:style-name="T5">Please ensure that your completed assignment meets the following general criteria:</text:span></text:p>
      <text:p text:style-name="P5"/>
      <table:table table:name="Table1" table:style-name="Table1">
        <table:table-column table:style-name="Table1.A"/>
        <table:table-column table:style-name="Table1.B"/>
        <table:table-row table:style-name="Table1.1">
          <table:table-cell table:style-name="Table1.A1" office:value-type="string">
            <text:p text:style-name="P11"><text:span text:style-name="T7">Format:</text:span></text:p>
          </table:table-cell>
          <table:table-cell table:style-name="Table1.A1" office:value-type="string">
            <text:p text:style-name="P11"><text:span text:style-name="T5">Your group’s choice of PowerPoint slides or word processed paper.</text:span></text:p>
            <text:p text:style-name="P11"><text:span text:style-name="T5">Spellchecked, with group name and slide or page numbering on every slide/page.</text:span></text:p>
          </table:table-cell>
        </table:table-row>
        <table:table-row table:style-name="Table1.1">
          <table:table-cell table:style-name="Table1.A1" office:value-type="string">
            <text:p text:style-name="P11"><text:span text:style-name="T7">Length:</text:span></text:p>
          </table:table-cell>
          <table:table-cell table:style-name="Table1.A1" office:value-type="string">
            <text:p text:style-name="P12"><text:span text:style-name="T7">PowerPoint:</text:span><text:span text:style-name="T8"><text:tab/><text:tab/></text:span><text:span text:style-name="T9">Maximum</text:span><text:span text:style-name="T5"> <text:s/></text:span><text:span text:style-name="T7">20</text:span><text:span text:style-name="T5"> slide</text:span></text:p>
            <text:p text:style-name="P12"><text:span text:style-name="T7">Word processed:</text:span><text:span text:style-name="T8"><text:tab/></text:span><text:span text:style-name="T9">Maximum</text:span><text:span text:style-name="T5"> </text:span><text:span text:style-name="T7">10</text:span><text:span text:style-name="T5"> pages</text:span></text:p>
          </table:table-cell>
        </table:table-row>
        <table:table-row table:style-name="Table1.1">
          <table:table-cell table:style-name="Table1.A1" office:value-type="string">
            <text:p text:style-name="P11"><text:span text:style-name="T7">File Type:</text:span></text:p>
          </table:table-cell>
          <table:table-cell table:style-name="Table1.A1" office:value-type="string">
            <text:p text:style-name="P12"><text:span text:style-name="T5">To enable access by all, <text:s/>regardless of their software versions, save your file as follows:</text:span></text:p>
            <text:p text:style-name="P12"><text:span text:style-name="T7">PowerPoint:</text:span><text:span text:style-name="T6"><text:tab/><text:tab/></text:span><text:span text:style-name="T5">Save the file </text:span><text:span text:style-name="T9">twice</text:span><text:span text:style-name="T5">: </text:span></text:p>
            <text:list xml:id="list765462809" text:style-name="WWNum3">
              <text:list-item>
                <text:list>
                  <text:list-item>
                    <text:list>
                      <text:list-item>
                        <text:list>
                          <text:list-item>
                            <text:p text:style-name="P9"><text:span text:style-name="T5">as a </text:span><text:span text:style-name="T7">standard PowerPoint</text:span><text:span text:style-name="T5"> <text:s/>(.ppt)</text:span></text:p>
                          </text:list-item>
                          <text:list-item>
                            <text:p text:style-name="P9"><text:span text:style-name="T5">as a</text:span><text:span text:style-name="T7"> PowerPoint Show</text:span><text:span text:style-name="T5"> (.pps).</text:span></text:p>
                          </text:list-item>
                        </text:list>
                      </text:list-item>
                    </text:list>
                  </text:list-item>
                </text:list>
              </text:list-item>
            </text:list>
            <text:p text:style-name="P12"><text:span text:style-name="T7">Word-processed:</text:span><text:span text:style-name="T6"><text:tab/></text:span><text:span text:style-name="T5">Save the File as </text:span><text:span text:style-name="T7">Word Document </text:span><text:span text:style-name="T5">(.docx)</text:span></text:p>
            <text:p text:style-name="P13"/>
          </table:table-cell>
        </table:table-row>
        <table:table-row table:style-name="Table1.1">
          <table:table-cell table:style-name="Table1.A1" office:value-type="string">
            <text:p text:style-name="P11"><text:span text:style-name="T7">File Name:</text:span></text:p>
          </table:table-cell>
          <table:table-cell table:style-name="Table1.A1" office:value-type="string">
            <text:p text:style-name="P12"><text:span text:style-name="T7">XXX_asgn1.docx</text:span><text:span text:style-name="T5">, where XXX is replaced by your group name. </text:span></text:p>
            <text:p text:style-name="P13"/>
            <text:p text:style-name="P10"><text:span text:style-name="T5">Example:</text:span><text:span text:style-name="T6"><text:tab/></text:span><text:span text:style-name="T7">red_asgn1.docx</text:span><text:bookmark text:name="_GoBack"/></text:p>
          </table:table-cell>
        </table:table-row>
        <table:table-row table:style-name="Table1.1">
          <table:table-cell table:style-name="Table1.A1" office:value-type="string">
            <text:p text:style-name="P11"><text:span text:style-name="T7">External Sources:</text:span></text:p>
          </table:table-cell>
          <table:table-cell table:style-name="Table1.A1" office:value-type="string">
            <text:p text:style-name="P11"><text:span text:style-name="T5">If you refer to sources other than course content in your assignment, please document them using</text:span><text:span text:style-name="T7"> </text:span><text:span text:style-name="T5">a</text:span><text:span text:style-name="T7"> </text:span><text:span text:style-name="T5">recognized style such as APA or MLA. For help with citing, please the links in Assignments at the left.</text:span></text:p>
          </table:table-cell>
        </table:table-row>
      </table:table>
      <text:p text:style-name="P6"/>
      <text:p text:style-name="Standard"><text:span text:style-name="T12">How to submit your assignment</text:span></text:p>
      <text:p text:style-name="Standard"><text:span text:style-name="T10">Topic Claim:</text:span><text:span text:style-name="T2"> Post one message per group in the Discussion Board’s Group Presentation Posting/Feedback forum by the due date shown in the Timeline.</text:span></text:p>
      <text:p text:style-name="Standard"><text:span text:style-name="T10">Presentation</text:span><text:span text:style-name="T2">: Post one presentation file per group in the Discussion Board as an attachment to a message in the Group Presentation Posting/Feedback forum. Please note: If your attachment is a PowerPoint, please attach both the ppt and the pps files. </text:span><text:span text:style-name="T5">Use the filename of your assignment file as the subject line in the message. </text:span></text:p>
      <text:p text:style-name="Standard"><text:span text:style-name="T7">Facilitation:</text:span><text:span text:style-name="T5"> Monitor and facilitate your classmates’ discussion of your group’s presentation </text:span><text:span text:style-name="T2">in the Group Presentation Posting/Feedback forum by initiating and/or replying to messages as required.</text:span></text:p>
      <text:p text:style-name="P6"/>
      <text:p text:style-name="Standard"><text:span text:style-name="T12">Due Dates</text:span></text:p>
      <text:p text:style-name="Standard"><text:span text:style-name="T5">Please note: There are 3 different due dates shown in the Timeline (in Course Information) for the parts of this assignment (topic claim; presentation posting; facilitation). </text:span></text:p>
      <text:p text:style-name="P4"/>
      <text:p text:style-name="Standard"><text:span text:style-name="T1">Questions?</text:span></text:p>
      <text:p text:style-name="Standard"><text:span text:style-name="T2">If you have any questions regarding this assignment, please post them in the “Got a Question?” discussion forum. I encourage you to post the question in the forum because someone else may have the same question as you do, so then I would only have to reply to the question once ;-). Just remember that there is no such thing as a stupid question.</text:span></text:p>
      <text:p text:style-name="P6"/>
      <text:p text:style-name="P8"><text:span text:style-name="T12">Group Presentation Marking Criteria</text:span></text:p>
      <text:p text:style-name="P3"/>
      <text:p text:style-name="Standard"><text:span text:style-name="T10">Group Work Mark (40%)</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h text:style-name="Heading_20_4" text:outline-level="4"><text:span text:style-name="T2">Points</text:span></text:h>
          </table:table-cell>
          <table:table-cell table:style-name="Table2.A1" office:value-type="string">
            <text:h text:style-name="Heading_20_4" text:outline-level="4"><text:span text:style-name="T2">Exceptional</text:span></text:h>
            <text:h text:style-name="Heading_20_4" text:outline-level="4"><text:span text:style-name="T2">15</text:span></text:h>
          </table:table-cell>
          <table:table-cell table:style-name="Table2.A1" office:value-type="string">
            <text:h text:style-name="Heading_20_4" text:outline-level="4"><text:span text:style-name="T2">Average</text:span></text:h>
            <text:h text:style-name="Heading_20_4" text:outline-level="4"><text:span text:style-name="T2">10</text:span></text:h>
          </table:table-cell>
          <table:table-cell table:style-name="Table2.A1" office:value-type="string">
            <text:h text:style-name="Heading_20_4" text:outline-level="4"><text:span text:style-name="T2">Needs Improvement</text:span></text:h>
            <text:h text:style-name="Heading_20_4" text:outline-level="4"><text:span text:style-name="T2">5</text:span></text:h>
          </table:table-cell>
        </table:table-row>
        <table:table-row table:style-name="Table2.1">
          <table:table-cell table:style-name="Table2.A2" office:value-type="string">
            <text:p text:style-name="P15"><text:span text:style-name="T13">Content </text:span></text:p>
            <text:p text:style-name="P15"><text:span text:style-name="T13">15%</text:span></text:p>
          </table:table-cell>
          <table:table-cell table:style-name="Table2.B2" office:value-type="string">
            <text:p text:style-name="P15"><text:span text:style-name="T14">Content is complete and accurate and offers new ideas. Appropriate instructional strategies support learning. <text:s/>Examples are effectively used. Activities foster interaction with the content and each other. Learning outcomes for the presentation are well written and achieved. <text:s/>References and sources are cited accurately and appropriately. <text:s/></text:span></text:p>
          </table:table-cell>
          <table:table-cell table:style-name="Table2.C2" office:value-type="string">
            <text:p text:style-name="P15"><text:span text:style-name="T14">Content is mainly complete and accurate, but lacking in new ideas. Instructional strategies often fail to support learning. Examples given are not effective. Activities sometimes foster interaction with the content and each other. Learning outcomes are present, but not well written or achieved. References and sources are used inaccurately or inappropriately. <text:s text:c="2"/></text:span></text:p>
          </table:table-cell>
          <table:table-cell table:style-name="Table2.D2" office:value-type="string">
            <text:p text:style-name="P15"><text:span text:style-name="T14">Content presented was incomplete or has inaccuracies. No new ideas are presented. Examples not used. Activities do not foster interaction with the content or each other. Learning outcomes are lacking and if used not achieved. References and sources were not used. </text:span></text:p>
          </table:table-cell>
        </table:table-row>
        <table:table-row table:style-name="Table2.3">
          <table:table-cell table:style-name="Table2.A3" office:value-type="string">
            <text:p text:style-name="P15"><text:span text:style-name="T13">Organization &amp; Style </text:span></text:p>
            <text:p text:style-name="P15"><text:span text:style-name="T13">15%</text:span></text:p>
          </table:table-cell>
          <table:table-cell table:style-name="Table2.B3" office:value-type="string">
            <text:p text:style-name="P15"><text:span text:style-name="T14">Logical flow of information presented. The 3R’s are effectively addressed.</text:span></text:p>
            <text:p text:style-name="P15"><text:span text:style-name="T14">The content is organized and sequenced effectively. Summaries and/or conclusions provide closure. Level and style of writing appropriate to the learning population. </text:span></text:p>
            <text:p text:style-name="P15"><text:span text:style-name="T14">Grammar and spelling accurate, no errors. </text:span></text:p>
          </table:table-cell>
          <table:table-cell table:style-name="Table2.C3" office:value-type="string">
            <text:p text:style-name="P15"><text:span text:style-name="T14">Information inconsistently presented, sometimes logical, but often tends to jump around.</text:span></text:p>
            <text:p text:style-name="P15"><text:span text:style-name="T14">The 3R’s are ineffectively addressed. The content is disorganized and not sequenced effectively in some cases. Summaries and/or conclusions to provide closure are sometimes used. <text:s/>Writing style inappropriate for your audience in many instances. <text:s/>Some grammatical and/or spelling errors. <text:s/></text:span></text:p>
          </table:table-cell>
          <table:table-cell table:style-name="Table2.D3" office:value-type="string">
            <text:p text:style-name="P15"><text:span text:style-name="T14">Information not presented in a logical flow. The 3R’s are not addressed.</text:span></text:p>
            <text:p text:style-name="P15"><text:span text:style-name="T14">The content is disorganized and not sequenced effectively. Summaries and/or conclusions are not used. Writing styles is inappropriate for your audience. Many grammatical and/or spelling errors. </text:span></text:p>
          </table:table-cell>
        </table:table-row>
        <table:table-row table:style-name="Table2.4">
          <table:table-cell table:style-name="Table2.A4" office:value-type="string">
            <text:h text:style-name="Heading_20_4" text:outline-level="4"><text:span text:style-name="T2">Points</text:span></text:h>
          </table:table-cell>
          <table:table-cell table:style-name="Table2.A4" office:value-type="string">
            <text:h text:style-name="Heading_20_4" text:outline-level="4"><text:span text:style-name="T2">Exceptional</text:span></text:h>
            <text:h text:style-name="Heading_20_4" text:outline-level="4"><text:span text:style-name="T2">10</text:span></text:h>
          </table:table-cell>
          <table:table-cell table:style-name="Table2.A4" office:value-type="string">
            <text:h text:style-name="Heading_20_4" text:outline-level="4"><text:span text:style-name="T2">Average</text:span></text:h>
            <text:h text:style-name="Heading_20_4" text:outline-level="4"><text:span text:style-name="T2">7.5</text:span></text:h>
          </table:table-cell>
          <table:table-cell table:style-name="Table2.A4" office:value-type="string">
            <text:h text:style-name="Heading_20_4" text:outline-level="4"><text:span text:style-name="T2">Needs Improvement</text:span></text:h>
            <text:h text:style-name="Heading_20_4" text:outline-level="4"><text:span text:style-name="T2">5</text:span></text:h>
          </table:table-cell>
        </table:table-row>
        <table:table-row table:style-name="Table2.5">
          <table:table-cell table:style-name="Table2.A5" office:value-type="string">
            <text:p text:style-name="P15"><text:span text:style-name="T13">Group Facilitation</text:span></text:p>
            <text:p text:style-name="P15"><text:span text:style-name="T13">10%</text:span></text:p>
          </table:table-cell>
          <table:table-cell table:style-name="Table2.B5" office:value-type="string">
            <text:p text:style-name="P15"><text:span text:style-name="T14">Facilitates discussion forum promptly. <text:s/>Is respectful, encouraging and supportive of other’s ideas and postings. </text:span></text:p>
          </table:table-cell>
          <table:table-cell table:style-name="Table2.C5" office:value-type="string">
            <text:p text:style-name="P15"><text:span text:style-name="T14">Facilitates discussion forum less than promptly. Not always respectful, encouraging or supportive of other’s ideas and postings. </text:span></text:p>
          </table:table-cell>
          <table:table-cell table:style-name="Table2.D5" office:value-type="string">
            <text:p text:style-name="P15"><text:span text:style-name="T14">Does not facilitate the discussion forum promptly. Is not respectful, encouraging or supportive of other’s ideas and postings. </text:span></text:p>
          </table:table-cell>
        </table:table-row>
      </table:table>
      <text:p text:style-name="P4"/>
      <text:p text:style-name="Standard"><text:span text:style-name="T10">Individual Mark (5%)</text:span></text:p>
      <table:table table:name="Table3" table:style-name="Table3">
        <table:table-column table:style-name="Table3.A"/>
        <table:table-row table:style-name="Table3.1">
          <table:table-cell table:style-name="Table3.A1" office:value-type="string">
            <text:p text:style-name="P16"><text:span text:style-name="T14">Your participation in the Group Presentation discussions will be graded as an individual mark according to the Discussion Assignment Criteria in Assignments. <text:s/></text:span></text:p>
          </table:table-cell>
        </table:table-row>
      </table:table>
      <text:p text:style-name="P4"/>
      <text:p text:style-name="Standard"><text:span text:style-name="T2">Source: ILCCO Learning Academy. 2004. </text:span><text:span text:style-name="T4">Adapting Face-to-Face Courses for the Online Environment. </text:span><text:span text:style-name="T2">Online Workshop.</text:span></text:p>
      <text:p text:style-name="Standard"><text:span text:style-name="T2">Adapted with permission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false" style:font-name-asian="Times New Roman1" style:font-size-asian="11pt" style:language-asian="zh" style:country-asian="TW"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font-size="12pt" fo:language="en" fo:country="US"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text-properties fo:color="#333333" style:font-name="Verdana" fo:font-family="Verdana" style:font-family-generic="roman" style:font-pitch="variable" fo:font-size="9pt" fo:font-weight="bold" style:font-size-asian="9pt" style:font-weight-asian="bold" style:font-name-complex="Arial Unicode MS" style:font-family-complex="'Arial Unicode MS'" style:font-family-generic-complex="system" style:font-pitch-complex="variable" style:font-size-complex="9pt" style:font-weight-complex="bold"/>
    </style:style>
    <style:style style:name="Heading_20_4" style:display-name="Heading 4" style:family="paragraph" style:parent-style-name="Standard" style:default-outline-level="4" style:list-style-name="" style:class="text">
      <style:paragraph-properties fo:text-align="center" style:justify-single-word="false"/>
      <style:text-properties fo:color="#333333" style:font-name="Verdana" fo:font-family="Verdana" style:font-family-generic="roman" style:font-pitch="variable" fo:font-size="8.5pt" fo:font-weight="bold" style:font-size-asian="8.5pt" style:font-weight-asian="bold" style:font-name-complex="Arial Unicode MS" style:font-family-complex="'Arial Unicode MS'" style:font-family-generic-complex="system" style:font-pitch-complex="variable" style:font-size-complex="8.5pt" style:font-weight-complex="bold"/>
    </style:style>
    <style:style style:name="Normal_20__28_Web_29_" style:display-name="Normal (Web)" style:family="paragraph" style:parent-style-name="Standard" style:default-outline-level="">
      <style:paragraph-properties fo:margin-top="0.494cm" fo:margin-bottom="0.494cm" loext:contextual-spacing="false"/>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3_20_Char" style:display-name="Heading 3 Char" style:family="text" style:parent-style-name="Default_20_Paragraph_20_Font">
      <style:text-properties style:font-name="Cambria" fo:font-family="Cambria" style:font-family-generic="roman" style:font-pitch="variable" fo:font-size="13pt" fo:language="en" fo:country="US" fo:font-weight="bold" style:font-name-asian="F"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US" fo:font-weight="bold" style:font-name-asian="F"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font-weight-complex="bold"/>
    </style:style>
    <style:style style:name="Header_20_Char" style:display-name="Head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use-window-font-color="tru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Footer"><text:file-name text:display="name-and-extension">assignment01_instructions_and_rubric.docx</text:file-name><text:tab/><text:tab/><text:span text:style-name="page_20_number"><text:page-number text:select-page="current">3</text:page-number></text:span><text:span text:style-name="page_20_number"> of </text:span><text:span text:style-name="page_20_number"><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3</dc:title>
    <meta:initial-creator>OEM</meta:initial-creator>
    <dc:creator>Tony Fu</dc:creator>
    <meta:editing-cycles>2</meta:editing-cycles>
    <meta:print-date>2010-10-19T14:56:00</meta:print-date>
    <meta:creation-date>2019-04-29T14:16:00</meta:creation-date>
    <dc:date>2019-04-29T14:16:00</dc:date>
    <meta:editing-duration>P0D</meta:editing-duration>
    <meta:generator>LibreOffice/6.0.7.3$Linux_X86_64 LibreOffice_project/00m0$Build-3</meta:generator>
    <meta:document-statistic meta:table-count="3" meta:image-count="0" meta:object-count="0" meta:page-count="3" meta:paragraph-count="88" meta:word-count="1157" meta:character-count="7392" meta:non-whitespace-character-count="6297"/>
    <meta:user-defined meta:name="AppVersion">16.0000</meta:user-defined>
    <meta:user-defined meta:name="Company">Seneca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